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3faf46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style:use-window-font-color="true"/>
    </style:style>
    <style:style style:name="ce20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3" style:family="table-cell" style:parent-style-name="Default">
      <style:table-cell-properties fo:background-color="#00a933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ference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3" office:value-type="string" calcext:value-type="string">
            <text:p>2.533843×10^7</text:p>
          </table:table-cell>
          <table:table-cell table:style-name="ce3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3" office:value-type="string" calcext:value-type="string">
            <text:p>10^100</text:p>
          </table:table-cell>
          <table:table-cell table:style-name="ce3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number-columns-repeated="3"/>
          <table:table-cell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5" office:value-type="string" calcext:value-type="string">
            <text:p>inf</text:p>
          </table:table-cell>
          <table:table-cell office:value-type="float" office:value="0.36787944" calcext:value-type="float">
            <text:p>0.36787944</text:p>
          </table:table-cell>
          <table:table-cell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5"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5" office:value-type="string" calcext:value-type="string">
            <text:p>inf</text:p>
          </table:table-cell>
          <table:table-cell office:value-type="float" office:value="2.7182818" calcext:value-type="float">
            <text:p>2.7182818</text:p>
          </table:table-cell>
          <table:table-cell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number-columns-repeated="3"/>
          <table:table-cell table:style-name="ce3" office:value-type="string" calcext:value-type="string">
            <text:p>2.500000×10^39</text:p>
          </table:table-cell>
          <table:table-cell table:style-name="ce3" office:value-type="string" calcext:value-type="string">
            <text:p>2.000000×10^49</text:p>
          </table:table-cell>
          <table:table-cell/>
          <table:table-cell office:value-type="float" office:value="0.039479112" calcext:value-type="float">
            <text:p>0.039479112</text:p>
          </table:table-cell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1 / sqrt</text:p>
          </table:table-cell>
          <table:table-cell table:style-name="ce1" office:value-type="string" calcext:value-type="string">
            <text:p>1+x / sqrt</text:p>
          </table:table-cell>
          <table:table-cell table:style-name="ce1" office:value-type="string" calcext:value-type="string">
            <text:p>1+x+x^2 / sqrt</text:p>
          </table:table-cell>
          <table:table-cell table:style-name="ce1" office:value-type="string" calcext:value-type="string">
            <text:p>1+x+x^2+x^3 /sqrt</text:p>
          </table:table-cell>
          <table:table-cell table:style-name="ce1" office:value-type="string" calcext:value-type="string">
            <text:p>1+x+x^2+x^3+x^4 /sqrt</text:p>
          </table:table-cell>
          <table:table-cell table:style-name="ce1" office:value-type="string" calcext:value-type="string">
            <text:p>e^{-x} /sqrt</text:p>
          </table:table-cell>
          <table:table-cell table:style-name="ce1" office:value-type="string" calcext:value-type="string">
            <text:p>1/(25x^2+1) /sqrt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2" calcext:value-type="float">
            <text:p>2</text:p>
          </table:table-cell>
          <table:table-cell office:value-type="float" office:value="2.6666667" calcext:value-type="float">
            <text:p>2.6666667</text:p>
          </table:table-cell>
          <table:table-cell office:value-type="float" office:value="3.0666667" calcext:value-type="float">
            <text:p>3.0666667</text:p>
          </table:table-cell>
          <table:table-cell office:value-type="float" office:value="3.352381" calcext:value-type="float">
            <text:p>3.352381</text:p>
          </table:table-cell>
          <table:table-cell office:value-type="float" office:value="3.574603" calcext:value-type="float">
            <text:p>3.574603</text:p>
          </table:table-cell>
          <table:table-cell office:value-type="float" office:value="1.4936483" calcext:value-type="float">
            <text:p>1.4936483</text:p>
          </table:table-cell>
          <table:table-cell office:value-type="float" office:value="0.967238" calcext:value-type="float">
            <text:p>0.967238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18" calcext:value-type="float">
            <text:p>18</text:p>
          </table:table-cell>
          <table:table-cell office:value-type="float" office:value="684" calcext:value-type="float">
            <text:p>684</text:p>
          </table:table-cell>
          <table:table-cell office:value-type="float" office:value="40683.6" calcext:value-type="float">
            <text:p>40683.6</text:p>
          </table:table-cell>
          <table:table-cell table:style-name="ce3" office:value-type="string" calcext:value-type="string">
            <text:p>2.8978262 × 10^6</text:p>
          </table:table-cell>
          <table:table-cell table:style-name="ce3" office:value-type="string" calcext:value-type="string">
            <text:p>2.251200×10^8</text:p>
          </table:table-cell>
          <table:table-cell office:value-type="float" office:value="0.27880559" calcext:value-type="float">
            <text:p>0.27880559</text:p>
          </table:table-cell>
          <table:table-cell office:value-type="float" office:value="0.02619416" calcext:value-type="float">
            <text:p>0.02619416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5.244444" calcext:value-type="float">
            <text:p>5.244444</text:p>
          </table:table-cell>
          <table:table-cell office:value-type="float" office:value="4.4189518" calcext:value-type="float">
            <text:p>4.4189518</text:p>
          </table:table-cell>
          <table:table-cell office:value-type="float" office:value="1.934476" calcext:value-type="float">
            <text:p>1.934476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3" office:value-type="string" calcext:value-type="string">
            <text:p>2 × 10^50</text:p>
          </table:table-cell>
          <table:table-cell table:style-name="ce3" office:value-type="string" calcext:value-type="string">
            <text:p>6.6666667 × 10^149</text:p>
          </table:table-cell>
          <table:table-cell table:style-name="ce3" office:value-type="string" calcext:value-type="string">
            <text:p>4 × 10^249</text:p>
          </table:table-cell>
          <table:table-cell table:number-columns-repeated="3"/>
          <table:table-cell office:value-type="float" office:value="0.026220829" calcext:value-type="float">
            <text:p>0.026220829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7.2630208" calcext:value-type="float">
            <text:p>7.2630208</text:p>
          </table:table-cell>
          <table:table-cell office:value-type="float" office:value="6.536496" calcext:value-type="float">
            <text:p>6.536496</text:p>
          </table:table-cell>
          <table:table-cell office:value-type="float" office:value="22.47162" calcext:value-type="float">
            <text:p>22.47162</text:p>
          </table:table-cell>
          <table:table-cell office:value-type="float" office:value="14.54038" calcext:value-type="float">
            <text:p>14.54038</text:p>
          </table:table-cell>
          <table:table-cell office:value-type="float" office:value="113.0612" calcext:value-type="float">
            <text:p>113.0612</text:p>
          </table:table-cell>
          <table:table-cell office:value-type="float" office:value="23.585962" calcext:value-type="float">
            <text:p>23.585962</text:p>
          </table:table-cell>
          <table:table-cell office:value-type="float" office:value="1.977974" calcext:value-type="float">
            <text:p>1.977974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0.82842712" calcext:value-type="float">
            <text:p>0.82842712</text:p>
          </table:table-cell>
          <table:table-cell office:value-type="float" office:value="-0.39052429" calcext:value-type="float">
            <text:p>-0.39052429</text:p>
          </table:table-cell>
          <table:table-cell office:value-type="float" office:value="1.4722174" calcext:value-type="float">
            <text:p>1.4722174</text:p>
          </table:table-cell>
          <table:table-cell office:value-type="float" office:value="-1.4745564" calcext:value-type="float">
            <text:p>-1.4745564</text:p>
          </table:table-cell>
          <table:table-cell office:value-type="float" office:value="3.3315362" calcext:value-type="float">
            <text:p>3.3315362</text:p>
          </table:table-cell>
          <table:table-cell office:value-type="float" office:value="3.762382" calcext:value-type="float">
            <text:p>3.762382</text:p>
          </table:table-cell>
          <table:table-cell office:value-type="float" office:value="0.01683289" calcext:value-type="float">
            <text:p>0.01683289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number-columns-repeated="3"/>
          <table:table-cell office:value-type="string" calcext:value-type="string">
            <text:p>2.8571429 × 10^34</text:p>
          </table:table-cell>
          <table:table-cell table:style-name="ce3" office:value-type="string" calcext:value-type="string">
            <text:p>2.222222×10^44</text:p>
          </table:table-cell>
          <table:table-cell/>
          <table:table-cell office:value-type="float" office:value="0.026220829" calcext:value-type="float">
            <text:p>0.026220829</text:p>
          </table:table-cell>
        </table:table-row>
        <table:table-row table:style-name="ro1">
          <table:table-cell table:number-columns-repeated="8"/>
        </table:table-row>
      </table:table>
      <table:table table:name="4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6" table:default-cell-style-name="ce4"/>
        <table:table-column table:style-name="co3" table:default-cell-style-name="ce4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task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5" office:value-type="string" calcext:value-type="string">
            <text:p>2.533843×10^7</text:p>
          </table:table-cell>
          <table:table-cell table:style-name="ce5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10^100</text:p>
          </table:table-cell>
          <table:table-cell table:style-name="ce5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Default" table:number-columns-repeated="3"/>
          <table:table-cell table:style-name="ce7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0.36787944" calcext:value-type="float">
            <text:p>0.36787944</text:p>
          </table:table-cell>
          <table:table-cell table:style-name="ce6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2.7182818" calcext:value-type="float">
            <text:p>2.7182818</text:p>
          </table:table-cell>
          <table:table-cell table:style-name="ce6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Default" table:number-columns-repeated="3"/>
          <table:table-cell table:style-name="ce5" office:value-type="string" calcext:value-type="string">
            <text:p>2.500000×10^39</text:p>
          </table:table-cell>
          <table:table-cell table:style-name="ce5" office:value-type="string" calcext:value-type="string">
            <text:p>2.000000×10^49</text:p>
          </table:table-cell>
          <table:table-cell table:style-name="Default"/>
          <table:table-cell table:style-name="ce8" office:value-type="float" office:value="0.039479112" calcext:value-type="float">
            <text:p>0.03947911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Мои результаты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5" office:value-type="string" calcext:value-type="string">
            <text:p>2.533843×10^7</text:p>
          </table:table-cell>
          <table:table-cell table:style-name="ce5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10^100</text:p>
          </table:table-cell>
          <table:table-cell table:style-name="ce5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Default" table:number-columns-repeated="3"/>
          <table:table-cell table:style-name="ce20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5" table:style-name="ce17" office:value-type="string" calcext:value-type="string">
            <text:p>inf</text:p>
          </table:table-cell>
          <table:table-cell table:style-name="ce17" office:value-type="float" office:value="0.36787944" calcext:value-type="float">
            <text:p>0.36787944</text:p>
          </table:table-cell>
          <table:table-cell table:style-name="ce17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5" table:style-name="ce17" office:value-type="string" calcext:value-type="string">
            <text:p>in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5" table:style-name="ce17" office:value-type="string" calcext:value-type="string">
            <text:p>inf</text:p>
          </table:table-cell>
          <table:table-cell table:style-name="ce17" office:value-type="float" office:value="2.7182818" calcext:value-type="float">
            <text:p>2.7182818</text:p>
          </table:table-cell>
          <table:table-cell table:style-name="ce17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Default" table:number-columns-repeated="3"/>
          <table:table-cell table:style-name="ce5" office:value-type="string" calcext:value-type="string">
            <text:p>2.500000×10^39</text:p>
          </table:table-cell>
          <table:table-cell table:style-name="ce5" office:value-type="string" calcext:value-type="string">
            <text:p>2.000000×10^49</text:p>
          </table:table-cell>
          <table:table-cell table:style-name="Default"/>
          <table:table-cell table:style-name="ce20" office:value-type="float" office:value="0.039479112" calcext:value-type="float">
            <text:p>0.039479112</text:p>
          </table:table-cell>
        </table:table-row>
      </table:table>
      <table:table table:name="5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6" table:default-cell-style-name="ce4"/>
        <table:table-column table:style-name="co3" table:default-cell-style-name="ce4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task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5" office:value-type="string" calcext:value-type="string">
            <text:p>2.533843×10^7</text:p>
          </table:table-cell>
          <table:table-cell table:style-name="ce5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10^100</text:p>
          </table:table-cell>
          <table:table-cell table:style-name="ce5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ce9" table:number-columns-repeated="3"/>
          <table:table-cell table:style-name="ce7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0.36787944" calcext:value-type="float">
            <text:p>0.36787944</text:p>
          </table:table-cell>
          <table:table-cell table:style-name="ce6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2.7182818" calcext:value-type="float">
            <text:p>2.7182818</text:p>
          </table:table-cell>
          <table:table-cell table:style-name="ce6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table:style-name="ce5" office:value-type="string" calcext:value-type="string">
            <text:p>2.500000×10^39</text:p>
          </table:table-cell>
          <table:table-cell table:style-name="ce5" office:value-type="string" calcext:value-type="string">
            <text:p>2.000000×10^49</text:p>
          </table:table-cell>
          <table:table-cell table:style-name="ce9"/>
          <table:table-cell table:style-name="ce7" office:value-type="float" office:value="0.039479112" calcext:value-type="float">
            <text:p>0.03947911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Мои результаты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5" office:value-type="string" calcext:value-type="string">
            <text:p>2.533843×10^7</text:p>
          </table:table-cell>
          <table:table-cell table:style-name="ce5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10^100</text:p>
          </table:table-cell>
          <table:table-cell table:style-name="ce5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Default" table:number-columns-repeated="3"/>
          <table:table-cell table:style-name="ce20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5" table:style-name="ce17" office:value-type="string" calcext:value-type="string">
            <text:p>inf</text:p>
          </table:table-cell>
          <table:table-cell table:style-name="ce17" office:value-type="float" office:value="0.36787944" calcext:value-type="float">
            <text:p>0.36787944</text:p>
          </table:table-cell>
          <table:table-cell table:style-name="ce17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5" table:style-name="ce17" office:value-type="string" calcext:value-type="string">
            <text:p>in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5" table:style-name="ce17" office:value-type="string" calcext:value-type="string">
            <text:p>inf</text:p>
          </table:table-cell>
          <table:table-cell table:style-name="ce17" office:value-type="float" office:value="2.7182818" calcext:value-type="float">
            <text:p>2.7182818</text:p>
          </table:table-cell>
          <table:table-cell table:style-name="ce17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Default" table:number-columns-repeated="3"/>
          <table:table-cell table:style-name="ce5" office:value-type="string" calcext:value-type="string">
            <text:p>2.500000×10^39</text:p>
          </table:table-cell>
          <table:table-cell table:style-name="ce5" office:value-type="string" calcext:value-type="string">
            <text:p>2.000000×10^49</text:p>
          </table:table-cell>
          <table:table-cell table:style-name="Default"/>
          <table:table-cell table:style-name="ce20" office:value-type="float" office:value="0.039479112" calcext:value-type="float">
            <text:p>0.039479112</text:p>
          </table:table-cell>
        </table:table-row>
      </table:table>
      <table:table table:name="6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task6</text:p>
          </table:table-cell>
          <table:table-cell table:style-name="ce1" office:value-type="string" calcext:value-type="string">
            <text:p>1 / sqrt</text:p>
          </table:table-cell>
          <table:table-cell table:style-name="ce1" office:value-type="string" calcext:value-type="string">
            <text:p>1+x / sqrt</text:p>
          </table:table-cell>
          <table:table-cell table:style-name="ce1" office:value-type="string" calcext:value-type="string">
            <text:p>1+x+x^2 / sqrt</text:p>
          </table:table-cell>
          <table:table-cell table:style-name="ce1" office:value-type="string" calcext:value-type="string">
            <text:p>1+x+x^2+x^3 /sqrt</text:p>
          </table:table-cell>
          <table:table-cell table:style-name="ce1" office:value-type="string" calcext:value-type="string">
            <text:p>1+x+x^2+x^3+x^4 /sqrt</text:p>
          </table:table-cell>
          <table:table-cell table:style-name="ce1" office:value-type="string" calcext:value-type="string">
            <text:p>e^{-x} /sqrt</text:p>
          </table:table-cell>
          <table:table-cell table:style-name="ce1" office:value-type="string" calcext:value-type="string">
            <text:p>1/(25x^2+1) /sqrt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2" calcext:value-type="float">
            <text:p>2</text:p>
          </table:table-cell>
          <table:table-cell office:value-type="float" office:value="2.6666667" calcext:value-type="float">
            <text:p>2.6666667</text:p>
          </table:table-cell>
          <table:table-cell office:value-type="float" office:value="3.0666667" calcext:value-type="float">
            <text:p>3.0666667</text:p>
          </table:table-cell>
          <table:table-cell office:value-type="float" office:value="3.352381" calcext:value-type="float">
            <text:p>3.352381</text:p>
          </table:table-cell>
          <table:table-cell office:value-type="float" office:value="3.574603" calcext:value-type="float">
            <text:p>3.574603</text:p>
          </table:table-cell>
          <table:table-cell office:value-type="float" office:value="1.4936483" calcext:value-type="float">
            <text:p>1.4936483</text:p>
          </table:table-cell>
          <table:table-cell office:value-type="float" office:value="0.967238" calcext:value-type="float">
            <text:p>0.967238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18" calcext:value-type="float">
            <text:p>18</text:p>
          </table:table-cell>
          <table:table-cell office:value-type="float" office:value="684" calcext:value-type="float">
            <text:p>684</text:p>
          </table:table-cell>
          <table:table-cell office:value-type="float" office:value="40683.6" calcext:value-type="float">
            <text:p>40683.6</text:p>
          </table:table-cell>
          <table:table-cell table:style-name="ce5" office:value-type="string" calcext:value-type="string">
            <text:p>2.8978262 × 10^6</text:p>
          </table:table-cell>
          <table:table-cell table:style-name="ce5" office:value-type="string" calcext:value-type="string">
            <text:p>2.251200×10^8</text:p>
          </table:table-cell>
          <table:table-cell office:value-type="float" office:value="0.27880559" calcext:value-type="float">
            <text:p>0.27880559</text:p>
          </table:table-cell>
          <table:table-cell office:value-type="float" office:value="0.02619416" calcext:value-type="float">
            <text:p>0.02619416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5.244444" calcext:value-type="float">
            <text:p>5.244444</text:p>
          </table:table-cell>
          <table:table-cell office:value-type="float" office:value="4.4189518" calcext:value-type="float">
            <text:p>4.4189518</text:p>
          </table:table-cell>
          <table:table-cell office:value-type="float" office:value="1.934476" calcext:value-type="float">
            <text:p>1.934476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2 × 10^50</text:p>
          </table:table-cell>
          <table:table-cell table:style-name="ce5" office:value-type="string" calcext:value-type="string">
            <text:p>6.6666667 × 10^149</text:p>
          </table:table-cell>
          <table:table-cell table:style-name="ce5" office:value-type="string" calcext:value-type="string">
            <text:p>4 × 10^249</text:p>
          </table:table-cell>
          <table:table-cell table:style-name="ce9" table:number-columns-repeated="3"/>
          <table:table-cell table:style-name="ce7" office:value-type="float" office:value="0.026220829" calcext:value-type="float">
            <text:p>0.026220829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7.2630208" calcext:value-type="float">
            <text:p>7.2630208</text:p>
          </table:table-cell>
          <table:table-cell office:value-type="float" office:value="6.536496" calcext:value-type="float">
            <text:p>6.536496</text:p>
          </table:table-cell>
          <table:table-cell office:value-type="float" office:value="22.47162" calcext:value-type="float">
            <text:p>22.47162</text:p>
          </table:table-cell>
          <table:table-cell office:value-type="float" office:value="14.54038" calcext:value-type="float">
            <text:p>14.54038</text:p>
          </table:table-cell>
          <table:table-cell office:value-type="float" office:value="113.0612" calcext:value-type="float">
            <text:p>113.0612</text:p>
          </table:table-cell>
          <table:table-cell office:value-type="float" office:value="23.585962" calcext:value-type="float">
            <text:p>23.585962</text:p>
          </table:table-cell>
          <table:table-cell office:value-type="float" office:value="1.977974" calcext:value-type="float">
            <text:p>1.977974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0.82842712" calcext:value-type="float">
            <text:p>0.82842712</text:p>
          </table:table-cell>
          <table:table-cell office:value-type="float" office:value="-0.39052429" calcext:value-type="float">
            <text:p>-0.39052429</text:p>
          </table:table-cell>
          <table:table-cell office:value-type="float" office:value="1.4722174" calcext:value-type="float">
            <text:p>1.4722174</text:p>
          </table:table-cell>
          <table:table-cell office:value-type="float" office:value="-1.4745564" calcext:value-type="float">
            <text:p>-1.4745564</text:p>
          </table:table-cell>
          <table:table-cell office:value-type="float" office:value="3.3315362" calcext:value-type="float">
            <text:p>3.3315362</text:p>
          </table:table-cell>
          <table:table-cell office:value-type="float" office:value="3.762382" calcext:value-type="float">
            <text:p>3.762382</text:p>
          </table:table-cell>
          <table:table-cell office:value-type="float" office:value="0.01683289" calcext:value-type="float">
            <text:p>0.01683289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office:value-type="string" calcext:value-type="string">
            <text:p>2.8571429 × 10^34</text:p>
          </table:table-cell>
          <table:table-cell table:style-name="ce5" office:value-type="string" calcext:value-type="string">
            <text:p>2.222222×10^44</text:p>
          </table:table-cell>
          <table:table-cell table:style-name="ce9"/>
          <table:table-cell table:style-name="ce7" office:value-type="float" office:value="0.026220829" calcext:value-type="float">
            <text:p>0.026220829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sk6</text:p>
          </table:table-cell>
          <table:table-cell table:style-name="ce1" office:value-type="string" calcext:value-type="string">
            <text:p>1 / sqrt</text:p>
          </table:table-cell>
          <table:table-cell table:style-name="ce1" office:value-type="string" calcext:value-type="string">
            <text:p>1+x / sqrt</text:p>
          </table:table-cell>
          <table:table-cell table:style-name="ce1" office:value-type="string" calcext:value-type="string">
            <text:p>1+x+x^2 / sqrt</text:p>
          </table:table-cell>
          <table:table-cell table:style-name="ce1" office:value-type="string" calcext:value-type="string">
            <text:p>1+x+x^2+x^3 /sqrt</text:p>
          </table:table-cell>
          <table:table-cell table:style-name="ce1" office:value-type="string" calcext:value-type="string">
            <text:p>1+x+x^2+x^3+x^4 /sqrt</text:p>
          </table:table-cell>
          <table:table-cell table:style-name="ce1" office:value-type="string" calcext:value-type="string">
            <text:p>e^{-x} /sqrt</text:p>
          </table:table-cell>
          <table:table-cell table:style-name="ce1" office:value-type="string" calcext:value-type="string">
            <text:p>1/(25x^2+1) /sqrt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2" calcext:value-type="float">
            <text:p>2</text:p>
          </table:table-cell>
          <table:table-cell office:value-type="float" office:value="2.6666667" calcext:value-type="float">
            <text:p>2.6666667</text:p>
          </table:table-cell>
          <table:table-cell office:value-type="float" office:value="3.0666667" calcext:value-type="float">
            <text:p>3.0666667</text:p>
          </table:table-cell>
          <table:table-cell office:value-type="float" office:value="3.352381" calcext:value-type="float">
            <text:p>3.352381</text:p>
          </table:table-cell>
          <table:table-cell office:value-type="float" office:value="3.574603" calcext:value-type="float">
            <text:p>3.574603</text:p>
          </table:table-cell>
          <table:table-cell office:value-type="float" office:value="1.4936483" calcext:value-type="float">
            <text:p>1.4936483</text:p>
          </table:table-cell>
          <table:table-cell office:value-type="float" office:value="0.967238" calcext:value-type="float">
            <text:p>0.967238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18" calcext:value-type="float">
            <text:p>18</text:p>
          </table:table-cell>
          <table:table-cell office:value-type="float" office:value="684" calcext:value-type="float">
            <text:p>684</text:p>
          </table:table-cell>
          <table:table-cell office:value-type="float" office:value="40683.6" calcext:value-type="float">
            <text:p>40683.6</text:p>
          </table:table-cell>
          <table:table-cell table:style-name="ce5" office:value-type="string" calcext:value-type="string">
            <text:p>2.8978262 × 10^6</text:p>
          </table:table-cell>
          <table:table-cell table:style-name="ce5" office:value-type="string" calcext:value-type="string">
            <text:p>2.251200×10^8</text:p>
          </table:table-cell>
          <table:table-cell office:value-type="float" office:value="0.27880559" calcext:value-type="float">
            <text:p>0.27880559</text:p>
          </table:table-cell>
          <table:table-cell office:value-type="float" office:value="0.02619416" calcext:value-type="float">
            <text:p>0.02619416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5.244444" calcext:value-type="float">
            <text:p>5.244444</text:p>
          </table:table-cell>
          <table:table-cell office:value-type="float" office:value="4.4189518" calcext:value-type="float">
            <text:p>4.4189518</text:p>
          </table:table-cell>
          <table:table-cell office:value-type="float" office:value="1.934476" calcext:value-type="float">
            <text:p>1.934476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2 × 10^50</text:p>
          </table:table-cell>
          <table:table-cell table:style-name="ce5" office:value-type="string" calcext:value-type="string">
            <text:p>6.6666667 × 10^149</text:p>
          </table:table-cell>
          <table:table-cell table:style-name="ce5" office:value-type="string" calcext:value-type="string">
            <text:p>4 × 10^249</text:p>
          </table:table-cell>
          <table:table-cell table:style-name="ce9" table:number-columns-repeated="3"/>
          <table:table-cell table:style-name="ce9" office:value-type="float" office:value="0.026220829" calcext:value-type="float">
            <text:p>0.026220829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7.2630208" calcext:value-type="float">
            <text:p>7.2630208</text:p>
          </table:table-cell>
          <table:table-cell office:value-type="float" office:value="6.536496" calcext:value-type="float">
            <text:p>6.536496</text:p>
          </table:table-cell>
          <table:table-cell office:value-type="float" office:value="22.47162" calcext:value-type="float">
            <text:p>22.47162</text:p>
          </table:table-cell>
          <table:table-cell office:value-type="float" office:value="14.54038" calcext:value-type="float">
            <text:p>14.54038</text:p>
          </table:table-cell>
          <table:table-cell office:value-type="float" office:value="113.0612" calcext:value-type="float">
            <text:p>113.0612</text:p>
          </table:table-cell>
          <table:table-cell office:value-type="float" office:value="23.585962" calcext:value-type="float">
            <text:p>23.585962</text:p>
          </table:table-cell>
          <table:table-cell office:value-type="float" office:value="1.977974" calcext:value-type="float">
            <text:p>1.977974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0.82842712" calcext:value-type="float">
            <text:p>0.82842712</text:p>
          </table:table-cell>
          <table:table-cell office:value-type="float" office:value="-0.39052429" calcext:value-type="float">
            <text:p>-0.39052429</text:p>
          </table:table-cell>
          <table:table-cell office:value-type="float" office:value="1.4722174" calcext:value-type="float">
            <text:p>1.4722174</text:p>
          </table:table-cell>
          <table:table-cell office:value-type="float" office:value="-1.4745564" calcext:value-type="float">
            <text:p>-1.4745564</text:p>
          </table:table-cell>
          <table:table-cell office:value-type="float" office:value="3.3315362" calcext:value-type="float">
            <text:p>3.3315362</text:p>
          </table:table-cell>
          <table:table-cell office:value-type="float" office:value="3.762382" calcext:value-type="float">
            <text:p>3.762382</text:p>
          </table:table-cell>
          <table:table-cell office:value-type="float" office:value="0.01683289" calcext:value-type="float">
            <text:p>0.01683289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office:value-type="string" calcext:value-type="string">
            <text:p>2.8571429 × 10^34</text:p>
          </table:table-cell>
          <table:table-cell table:style-name="ce5" office:value-type="string" calcext:value-type="string">
            <text:p>2.222222×10^44</text:p>
          </table:table-cell>
          <table:table-cell table:style-name="ce9"/>
          <table:table-cell table:style-name="ce9" office:value-type="float" office:value="0.026220829" calcext:value-type="float">
            <text:p>0.026220829</text:p>
          </table:table-cell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7"/>
        </table:table-row>
      </table:table>
      <table:table table:name="7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ask7</text:p>
          </table:table-cell>
          <table:table-cell table:style-name="ce1" office:value-type="string" calcext:value-type="string">
            <text:p>1 / sqrt</text:p>
          </table:table-cell>
          <table:table-cell table:style-name="ce1" office:value-type="string" calcext:value-type="string">
            <text:p>1+x / sqrt</text:p>
          </table:table-cell>
          <table:table-cell table:style-name="ce1" office:value-type="string" calcext:value-type="string">
            <text:p>1+x+x^2 / sqrt</text:p>
          </table:table-cell>
          <table:table-cell table:style-name="ce1" office:value-type="string" calcext:value-type="string">
            <text:p>1+x+x^2+x^3 /sqrt</text:p>
          </table:table-cell>
          <table:table-cell table:style-name="ce1" office:value-type="string" calcext:value-type="string">
            <text:p>1+x+x^2+x^3+x^4 /sqrt</text:p>
          </table:table-cell>
          <table:table-cell table:style-name="ce1" office:value-type="string" calcext:value-type="string">
            <text:p>e^{-x} /sqrt</text:p>
          </table:table-cell>
          <table:table-cell table:style-name="ce1" office:value-type="string" calcext:value-type="string">
            <text:p>1/(25x^2+1) /sqrt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6666667" calcext:value-type="float">
            <text:p>2.6666667</text:p>
          </table:table-cell>
          <table:table-cell table:style-name="ce4" office:value-type="float" office:value="3.0666667" calcext:value-type="float">
            <text:p>3.0666667</text:p>
          </table:table-cell>
          <table:table-cell table:style-name="ce4" office:value-type="float" office:value="3.352381" calcext:value-type="float">
            <text:p>3.352381</text:p>
          </table:table-cell>
          <table:table-cell table:style-name="ce4" office:value-type="float" office:value="3.574603" calcext:value-type="float">
            <text:p>3.574603</text:p>
          </table:table-cell>
          <table:table-cell table:style-name="ce4" office:value-type="float" office:value="1.4936483" calcext:value-type="float">
            <text:p>1.4936483</text:p>
          </table:table-cell>
          <table:table-cell table:style-name="ce4" office:value-type="float" office:value="0.967238" calcext:value-type="float">
            <text:p>0.967238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40683.6" calcext:value-type="float">
            <text:p>40683.6</text:p>
          </table:table-cell>
          <table:table-cell table:style-name="ce5" office:value-type="string" calcext:value-type="string">
            <text:p>2.8978262 × 10^6</text:p>
          </table:table-cell>
          <table:table-cell table:style-name="ce5" office:value-type="string" calcext:value-type="string">
            <text:p>2.251200×10^8</text:p>
          </table:table-cell>
          <table:table-cell table:style-name="ce4" office:value-type="float" office:value="0.27880559" calcext:value-type="float">
            <text:p>0.27880559</text:p>
          </table:table-cell>
          <table:table-cell table:style-name="ce4" office:value-type="float" office:value="0.02619416" calcext:value-type="float">
            <text:p>0.02619416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4.8" calcext:value-type="float">
            <text:p>4.8</text:p>
          </table:table-cell>
          <table:table-cell table:style-name="ce4" office:value-type="float" office:value="5.244444" calcext:value-type="float">
            <text:p>5.244444</text:p>
          </table:table-cell>
          <table:table-cell table:style-name="ce4" office:value-type="float" office:value="4.4189518" calcext:value-type="float">
            <text:p>4.4189518</text:p>
          </table:table-cell>
          <table:table-cell table:style-name="ce4" office:value-type="float" office:value="1.934476" calcext:value-type="float">
            <text:p>1.934476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2 × 10^50</text:p>
          </table:table-cell>
          <table:table-cell table:style-name="ce5" office:value-type="string" calcext:value-type="string">
            <text:p>6.6666667 × 10^149</text:p>
          </table:table-cell>
          <table:table-cell table:style-name="ce5" office:value-type="string" calcext:value-type="string">
            <text:p>4 × 10^249</text:p>
          </table:table-cell>
          <table:table-cell table:number-columns-repeated="3"/>
          <table:table-cell table:style-name="ce7" office:value-type="float" office:value="0.026220829" calcext:value-type="float">
            <text:p>0.026220829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table:style-name="ce4" office:value-type="float" office:value="7.2630208" calcext:value-type="float">
            <text:p>7.2630208</text:p>
          </table:table-cell>
          <table:table-cell table:style-name="ce4" office:value-type="float" office:value="6.536496" calcext:value-type="float">
            <text:p>6.536496</text:p>
          </table:table-cell>
          <table:table-cell table:style-name="ce4" office:value-type="float" office:value="22.47162" calcext:value-type="float">
            <text:p>22.47162</text:p>
          </table:table-cell>
          <table:table-cell table:style-name="ce4" office:value-type="float" office:value="14.54038" calcext:value-type="float">
            <text:p>14.54038</text:p>
          </table:table-cell>
          <table:table-cell table:style-name="ce4" office:value-type="float" office:value="113.0612" calcext:value-type="float">
            <text:p>113.0612</text:p>
          </table:table-cell>
          <table:table-cell table:style-name="ce4" office:value-type="float" office:value="23.585962" calcext:value-type="float">
            <text:p>23.585962</text:p>
          </table:table-cell>
          <table:table-cell table:style-name="ce4" office:value-type="float" office:value="1.977974" calcext:value-type="float">
            <text:p>1.977974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table:style-name="ce4" office:value-type="float" office:value="0.82842712" calcext:value-type="float">
            <text:p>0.82842712</text:p>
          </table:table-cell>
          <table:table-cell table:style-name="ce4" office:value-type="float" office:value="-0.39052429" calcext:value-type="float">
            <text:p>-0.39052429</text:p>
          </table:table-cell>
          <table:table-cell table:style-name="ce4" office:value-type="float" office:value="1.4722174" calcext:value-type="float">
            <text:p>1.4722174</text:p>
          </table:table-cell>
          <table:table-cell table:style-name="ce4" office:value-type="float" office:value="-1.4745564" calcext:value-type="float">
            <text:p>-1.4745564</text:p>
          </table:table-cell>
          <table:table-cell table:style-name="ce4" office:value-type="float" office:value="3.3315362" calcext:value-type="float">
            <text:p>3.3315362</text:p>
          </table:table-cell>
          <table:table-cell table:style-name="ce4" office:value-type="float" office:value="3.762382" calcext:value-type="float">
            <text:p>3.762382</text:p>
          </table:table-cell>
          <table:table-cell table:style-name="ce4" office:value-type="float" office:value="0.01683289" calcext:value-type="float">
            <text:p>0.01683289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number-columns-repeated="3"/>
          <table:table-cell table:style-name="ce4" office:value-type="string" calcext:value-type="string">
            <text:p>2.8571429 × 10^34</text:p>
          </table:table-cell>
          <table:table-cell table:style-name="ce5" office:value-type="string" calcext:value-type="string">
            <text:p>2.222222×10^44</text:p>
          </table:table-cell>
          <table:table-cell/>
          <table:table-cell table:style-name="ce7" office:value-type="float" office:value="0.026220829" calcext:value-type="float">
            <text:p>0.0262208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>
            <text:p>task6</text:p>
          </table:table-cell>
          <table:table-cell table:style-name="ce1" office:value-type="string" calcext:value-type="string">
            <text:p>1 / sqrt</text:p>
          </table:table-cell>
          <table:table-cell table:style-name="ce1" office:value-type="string" calcext:value-type="string">
            <text:p>1+x / sqrt</text:p>
          </table:table-cell>
          <table:table-cell table:style-name="ce1" office:value-type="string" calcext:value-type="string">
            <text:p>1+x+x^2 / sqrt</text:p>
          </table:table-cell>
          <table:table-cell table:style-name="ce1" office:value-type="string" calcext:value-type="string">
            <text:p>1+x+x^2+x^3 /sqrt</text:p>
          </table:table-cell>
          <table:table-cell table:style-name="ce1" office:value-type="string" calcext:value-type="string">
            <text:p>1+x+x^2+x^3+x^4 /sqrt</text:p>
          </table:table-cell>
          <table:table-cell table:style-name="ce1" office:value-type="string" calcext:value-type="string">
            <text:p>e^{-x} /sqrt</text:p>
          </table:table-cell>
          <table:table-cell table:style-name="ce1" office:value-type="string" calcext:value-type="string">
            <text:p>1/(25x^2+1) /sqrt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6666667" calcext:value-type="float">
            <text:p>2.6666667</text:p>
          </table:table-cell>
          <table:table-cell table:style-name="ce9" office:value-type="float" office:value="3.0666667" calcext:value-type="float">
            <text:p>3.0666667</text:p>
          </table:table-cell>
          <table:table-cell table:style-name="ce9" office:value-type="float" office:value="3.352381" calcext:value-type="float">
            <text:p>3.352381</text:p>
          </table:table-cell>
          <table:table-cell table:style-name="ce9" office:value-type="float" office:value="3.574603" calcext:value-type="float">
            <text:p>3.574603</text:p>
          </table:table-cell>
          <table:table-cell table:style-name="ce9" office:value-type="float" office:value="1.4936483" calcext:value-type="float">
            <text:p>1.4936483</text:p>
          </table:table-cell>
          <table:table-cell table:style-name="ce9" office:value-type="float" office:value="0.967238" calcext:value-type="float">
            <text:p>0.967238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40683.6" calcext:value-type="float">
            <text:p>40683.6</text:p>
          </table:table-cell>
          <table:table-cell table:style-name="ce22" office:value-type="string" calcext:value-type="string">
            <text:p>2.8978262 × 10^6</text:p>
          </table:table-cell>
          <table:table-cell table:style-name="ce22" office:value-type="string" calcext:value-type="string">
            <text:p>2.251200×10^8</text:p>
          </table:table-cell>
          <table:table-cell table:style-name="ce9" office:value-type="float" office:value="0.27880559" calcext:value-type="float">
            <text:p>0.27880559</text:p>
          </table:table-cell>
          <table:table-cell table:style-name="ce9" office:value-type="float" office:value="0.02619416" calcext:value-type="float">
            <text:p>0.02619416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4.8" calcext:value-type="float">
            <text:p>4.8</text:p>
          </table:table-cell>
          <table:table-cell table:style-name="ce9" office:value-type="float" office:value="5.244444" calcext:value-type="float">
            <text:p>5.244444</text:p>
          </table:table-cell>
          <table:table-cell table:style-name="ce9" office:value-type="float" office:value="4.4189518" calcext:value-type="float">
            <text:p>4.4189518</text:p>
          </table:table-cell>
          <table:table-cell table:style-name="ce9" office:value-type="float" office:value="1.934476" calcext:value-type="float">
            <text:p>1.934476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22" office:value-type="string" calcext:value-type="string">
            <text:p>2 × 10^50</text:p>
          </table:table-cell>
          <table:table-cell table:style-name="ce22" office:value-type="string" calcext:value-type="string">
            <text:p>6.6666667 × 10^149</text:p>
          </table:table-cell>
          <table:table-cell table:style-name="ce22" office:value-type="string" calcext:value-type="string">
            <text:p>4 × 10^249</text:p>
          </table:table-cell>
          <table:table-cell table:style-name="ce9" table:number-columns-repeated="3"/>
          <table:table-cell table:style-name="ce9" office:value-type="float" office:value="0.026220829" calcext:value-type="float">
            <text:p>0.026220829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table:style-name="ce9" office:value-type="float" office:value="7.2630208" calcext:value-type="float">
            <text:p>7.2630208</text:p>
          </table:table-cell>
          <table:table-cell table:style-name="ce9" office:value-type="float" office:value="6.536496" calcext:value-type="float">
            <text:p>6.536496</text:p>
          </table:table-cell>
          <table:table-cell table:style-name="ce9" office:value-type="float" office:value="22.47162" calcext:value-type="float">
            <text:p>22.47162</text:p>
          </table:table-cell>
          <table:table-cell table:style-name="ce9" office:value-type="float" office:value="14.54038" calcext:value-type="float">
            <text:p>14.54038</text:p>
          </table:table-cell>
          <table:table-cell table:style-name="ce9" office:value-type="float" office:value="113.0612" calcext:value-type="float">
            <text:p>113.0612</text:p>
          </table:table-cell>
          <table:table-cell table:style-name="ce9" office:value-type="float" office:value="23.585962" calcext:value-type="float">
            <text:p>23.585962</text:p>
          </table:table-cell>
          <table:table-cell table:style-name="ce9" office:value-type="float" office:value="1.977974" calcext:value-type="float">
            <text:p>1.977974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table:style-name="ce9" office:value-type="float" office:value="0.82842712" calcext:value-type="float">
            <text:p>0.82842712</text:p>
          </table:table-cell>
          <table:table-cell table:style-name="ce9" office:value-type="float" office:value="-0.39052429" calcext:value-type="float">
            <text:p>-0.39052429</text:p>
          </table:table-cell>
          <table:table-cell table:style-name="ce9" office:value-type="float" office:value="1.4722174" calcext:value-type="float">
            <text:p>1.4722174</text:p>
          </table:table-cell>
          <table:table-cell table:style-name="ce9" office:value-type="float" office:value="-1.4745564" calcext:value-type="float">
            <text:p>-1.4745564</text:p>
          </table:table-cell>
          <table:table-cell table:style-name="ce9" office:value-type="float" office:value="3.3315362" calcext:value-type="float">
            <text:p>3.3315362</text:p>
          </table:table-cell>
          <table:table-cell table:style-name="ce9" office:value-type="float" office:value="3.762382" calcext:value-type="float">
            <text:p>3.762382</text:p>
          </table:table-cell>
          <table:table-cell table:style-name="ce9" office:value-type="float" office:value="0.01683289" calcext:value-type="float">
            <text:p>0.01683289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table:style-name="ce9" office:value-type="string" calcext:value-type="string">
            <text:p>2.8571429 × 10^34</text:p>
          </table:table-cell>
          <table:table-cell table:style-name="ce22" office:value-type="string" calcext:value-type="string">
            <text:p>2.222222×10^44</text:p>
          </table:table-cell>
          <table:table-cell table:style-name="ce9"/>
          <table:table-cell table:style-name="ce9" office:value-type="float" office:value="0.026220829" calcext:value-type="float">
            <text:p>0.026220829</text:p>
          </table:table-cell>
        </table:table-row>
        <table:table-row table:style-name="ro1" table:number-rows-repeated="5">
          <table:table-cell table:style-name="Default"/>
          <table:table-cell table:number-columns-repeated="7"/>
        </table:table-row>
        <table:table-row table:style-name="ro1">
          <table:table-cell table:number-columns-repeated="8"/>
        </table:table-row>
      </table:table>
      <table:table table:name="8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6" table:default-cell-style-name="ce4"/>
        <table:table-column table:style-name="co3" table:default-cell-style-name="ce4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task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5" office:value-type="string" calcext:value-type="string">
            <text:p>2.533843×10^7</text:p>
          </table:table-cell>
          <table:table-cell table:style-name="ce5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10^100</text:p>
          </table:table-cell>
          <table:table-cell table:style-name="ce5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ce9" table:number-columns-repeated="3"/>
          <table:table-cell table:style-name="ce7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0.36787944" calcext:value-type="float">
            <text:p>0.36787944</text:p>
          </table:table-cell>
          <table:table-cell table:style-name="ce6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2.7182818" calcext:value-type="float">
            <text:p>2.7182818</text:p>
          </table:table-cell>
          <table:table-cell table:style-name="ce6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table:style-name="ce5" office:value-type="string" calcext:value-type="string">
            <text:p>2.500000×10^39</text:p>
          </table:table-cell>
          <table:table-cell table:style-name="ce5" office:value-type="string" calcext:value-type="string">
            <text:p>2.000000×10^49</text:p>
          </table:table-cell>
          <table:table-cell table:style-name="ce9"/>
          <table:table-cell table:style-name="ce7" office:value-type="float" office:value="0.039479112" calcext:value-type="float">
            <text:p>0.03947911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ask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.833333" calcext:value-type="float">
            <text:p>1.833333</text:p>
          </table:table-cell>
          <table:table-cell table:style-name="ce23" office:value-type="float" office:value="2.083333" calcext:value-type="float">
            <text:p>2.083333</text:p>
          </table:table-cell>
          <table:table-cell table:style-name="ce23" office:value-type="float" office:value="2.283333" calcext:value-type="float">
            <text:p>2.283333</text:p>
          </table:table-cell>
          <table:table-cell table:style-name="ce23" office:value-type="float" office:value="0.6321206" calcext:value-type="float">
            <text:p>0.6321206</text:p>
          </table:table-cell>
          <table:table-cell table:style-name="ce23"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5098.5" calcext:value-type="float">
            <text:p>5098.5</text:p>
          </table:table-cell>
          <table:table-cell table:style-name="ce23" office:value-type="float" office:value="338431.5" calcext:value-type="float">
            <text:p>338431.5</text:p>
          </table:table-cell>
          <table:table-cell table:style-name="ce24" office:value-type="string" calcext:value-type="string">
            <text:p>2.533843×10^7</text:p>
          </table:table-cell>
          <table:table-cell table:style-name="ce24" office:value-type="string" calcext:value-type="string">
            <text:p>2.025338×10^9</text:p>
          </table:table-cell>
          <table:table-cell table:style-name="ce23" office:value-type="float" office:value="0.3678794" calcext:value-type="float">
            <text:p>0.3678794</text:p>
          </table:table-cell>
          <table:table-cell table:style-name="ce23"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2.666667" calcext:value-type="float">
            <text:p>2.666667</text:p>
          </table:table-cell>
          <table:table-cell table:style-name="ce23" office:value-type="float" office:value="3.066667" calcext:value-type="float">
            <text:p>3.066667</text:p>
          </table:table-cell>
          <table:table-cell table:style-name="ce23" office:value-type="float" office:value="2.350402" calcext:value-type="float">
            <text:p>2.350402</text:p>
          </table:table-cell>
          <table:table-cell table:style-name="ce23"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24" office:value-type="string" calcext:value-type="string">
            <text:p>10^100</text:p>
          </table:table-cell>
          <table:table-cell table:style-name="ce24" office:value-type="string" calcext:value-type="string">
            <text:p>5*10^199</text:p>
          </table:table-cell>
          <table:table-cell table:style-name="ce9" office:value-type="string" calcext:value-type="string">
            <text:p>3.333333×10^299</text:p>
          </table:table-cell>
          <table:table-cell table:style-name="ce9" table:number-columns-repeated="3"/>
          <table:table-cell table:style-name="ce20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5.28" calcext:value-type="float">
            <text:p>5.28</text:p>
          </table:table-cell>
          <table:table-cell table:style-name="ce23" office:value-type="float" office:value="29.502" calcext:value-type="float">
            <text:p>29.502</text:p>
          </table:table-cell>
          <table:table-cell table:style-name="ce23" office:value-type="float" office:value="15.0744" calcext:value-type="float">
            <text:p>15.0744</text:p>
          </table:table-cell>
          <table:table-cell table:style-name="ce23" office:value-type="float" office:value="177.3765" calcext:value-type="float">
            <text:p>177.3765</text:p>
          </table:table-cell>
          <table:table-cell table:style-name="ce23" office:value-type="float" office:value="33.0704" calcext:value-type="float">
            <text:p>33.0704</text:p>
          </table:table-cell>
          <table:table-cell table:style-name="ce23"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1.833333" calcext:value-type="float">
            <text:p>1.833333</text:p>
          </table:table-cell>
          <table:table-cell table:style-name="ce23" office:value-type="float" office:value="-1.916667" calcext:value-type="float">
            <text:p>-1.916667</text:p>
          </table:table-cell>
          <table:table-cell table:style-name="ce23" office:value-type="float" office:value="4.283333" calcext:value-type="float">
            <text:p>4.283333</text:p>
          </table:table-cell>
          <table:table-cell table:style-name="ce23" office:value-type="float" office:value="4.670774" calcext:value-type="float">
            <text:p>4.670774</text:p>
          </table:table-cell>
          <table:table-cell table:style-name="ce23"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table:style-name="ce24" office:value-type="string" calcext:value-type="string">
            <text:p>2.500000×10^39</text:p>
          </table:table-cell>
          <table:table-cell table:style-name="ce24" office:value-type="string" calcext:value-type="string">
            <text:p>2.000000×10^49</text:p>
          </table:table-cell>
          <table:table-cell table:style-name="ce9"/>
          <table:table-cell table:style-name="ce20" office:value-type="float" office:value="0.039479112" calcext:value-type="float">
            <text:p>0.039479112</text:p>
          </table:table-cell>
        </table:table-row>
      </table:table>
      <table:table table:name="9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6" table:default-cell-style-name="ce4"/>
        <table:table-column table:style-name="co3" table:default-cell-style-name="ce4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task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5" office:value-type="string" calcext:value-type="string">
            <text:p>2.533843×10^7</text:p>
          </table:table-cell>
          <table:table-cell table:style-name="ce5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10^100</text:p>
          </table:table-cell>
          <table:table-cell table:style-name="ce5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ce9" table:number-columns-repeated="3"/>
          <table:table-cell table:style-name="ce7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0.36787944" calcext:value-type="float">
            <text:p>0.36787944</text:p>
          </table:table-cell>
          <table:table-cell table:style-name="ce6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5" table:style-name="ce6" office:value-type="string" calcext:value-type="string">
            <text:p>inf</text:p>
          </table:table-cell>
          <table:table-cell table:style-name="ce6" office:value-type="float" office:value="2.7182818" calcext:value-type="float">
            <text:p>2.7182818</text:p>
          </table:table-cell>
          <table:table-cell table:style-name="ce6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table:style-name="ce5" office:value-type="string" calcext:value-type="string">
            <text:p>2.500000×10^39</text:p>
          </table:table-cell>
          <table:table-cell table:style-name="ce5" office:value-type="string" calcext:value-type="string">
            <text:p>2.000000×10^49</text:p>
          </table:table-cell>
          <table:table-cell table:style-name="ce9"/>
          <table:table-cell table:style-name="ce7" office:value-type="float" office:value="0.039479112" calcext:value-type="float">
            <text:p>0.03947911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ask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5" office:value-type="string" calcext:value-type="string">
            <text:p>2.533843×10^7</text:p>
          </table:table-cell>
          <table:table-cell table:style-name="ce5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666667" calcext:value-type="float">
            <text:p>2.666667</text:p>
          </table:table-cell>
          <table:table-cell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5" office:value-type="string" calcext:value-type="string">
            <text:p>10^100</text:p>
          </table:table-cell>
          <table:table-cell table:style-name="ce5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ce9" table:number-columns-repeated="3"/>
          <table:table-cell table:style-name="ce7"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-1.916667" calcext:value-type="float">
            <text:p>-1.916667</text:p>
          </table:table-cell>
          <table:table-cell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style-name="ce9" table:number-columns-repeated="3"/>
          <table:table-cell table:style-name="ce5" office:value-type="string" calcext:value-type="string">
            <text:p>2.500000×10^39</text:p>
          </table:table-cell>
          <table:table-cell table:style-name="ce5" office:value-type="string" calcext:value-type="string">
            <text:p>2.000000×10^49</text:p>
          </table:table-cell>
          <table:table-cell table:style-name="ce9"/>
          <table:table-cell table:style-name="ce7" office:value-type="float" office:value="0.039479112" calcext:value-type="float">
            <text:p>0.039479112</text:p>
          </table:table-cell>
        </table:table-row>
        <table:table-row table:style-name="ro1">
          <table:table-cell table:style-name="Default" table:number-columns-repeated="4"/>
          <table:table-cell table:style-name="ce9" table:number-columns-repeated="4"/>
        </table:table-row>
      </table:table>
      <table:table table:name="10" table:style-name="ta1">
        <table:table-column table:style-name="co1" table:default-cell-style-name="ce1"/>
        <table:table-column table:style-name="co1" table:number-columns-repeated="3" table:default-cell-style-name="ce6"/>
        <table:table-column table:style-name="co6" table:default-cell-style-name="ce4"/>
        <table:table-column table:style-name="co3" table:default-cell-style-name="ce4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task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table:style-name="ce6" office:value-type="float" office:value="2.083333" calcext:value-type="float">
            <text:p>2.083333</text:p>
          </table:table-cell>
          <table:table-cell table:style-name="ce6"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10" office:value-type="string" calcext:value-type="string">
            <text:p>2.533843×10^7</text:p>
          </table:table-cell>
          <table:table-cell table:style-name="ce10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66667" calcext:value-type="float">
            <text:p>2.666667</text:p>
          </table:table-cell>
          <table:table-cell table:style-name="ce6" office:value-type="float" office:value="2.666667" calcext:value-type="float">
            <text:p>2.666667</text:p>
          </table:table-cell>
          <table:table-cell table:style-name="ce6"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10" office:value-type="string" calcext:value-type="string">
            <text:p>10^100</text:p>
          </table:table-cell>
          <table:table-cell table:style-name="ce10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ce6" table:number-columns-repeated="2"/>
          <table:table-cell/>
          <table:table-cell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table:style-name="ce6" office:value-type="float" office:value="15.0744" calcext:value-type="float">
            <text:p>15.0744</text:p>
          </table:table-cell>
          <table:table-cell table:style-name="ce6"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0.36787944" calcext:value-type="float">
            <text:p>0.36787944</text:p>
          </table:table-cell>
          <table:table-cell table:style-name="ce4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2.7182818" calcext:value-type="float">
            <text:p>2.7182818</text:p>
          </table:table-cell>
          <table:table-cell table:style-name="ce4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table:style-name="ce6" office:value-type="float" office:value="-1.916667" calcext:value-type="float">
            <text:p>-1.916667</text:p>
          </table:table-cell>
          <table:table-cell table:style-name="ce6"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number-columns-repeated="3"/>
          <table:table-cell table:style-name="ce10" office:value-type="string" calcext:value-type="string">
            <text:p>2.500000×10^39</text:p>
          </table:table-cell>
          <table:table-cell table:style-name="ce10" office:value-type="string" calcext:value-type="string">
            <text:p>2.000000×10^49</text:p>
          </table:table-cell>
          <table:table-cell/>
          <table:table-cell office:value-type="float" office:value="0.039479112" calcext:value-type="float">
            <text:p>0.03947911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ask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0.36787944" calcext:value-type="float">
            <text:p>0.36787944</text:p>
          </table:table-cell>
          <table:table-cell table:style-name="ce4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2.7182818" calcext:value-type="float">
            <text:p>2.7182818</text:p>
          </table:table-cell>
          <table:table-cell table:style-name="ce4" office:value-type="float" office:value="0.58883942" calcext:value-type="float">
            <text:p>0.58883942</text:p>
          </table:table-cell>
        </table:table-row>
      </table:table>
      <table:table table:name="11" table:style-name="ta1">
        <table:table-column table:style-name="co1" table:default-cell-style-name="ce1"/>
        <table:table-column table:style-name="co1" table:number-columns-repeated="3" table:default-cell-style-name="ce6"/>
        <table:table-column table:style-name="co6" table:default-cell-style-name="ce4"/>
        <table:table-column table:style-name="co3" table:default-cell-style-name="ce4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task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33333" calcext:value-type="float">
            <text:p>1.833333</text:p>
          </table:table-cell>
          <table:table-cell table:style-name="ce6" office:value-type="float" office:value="2.083333" calcext:value-type="float">
            <text:p>2.083333</text:p>
          </table:table-cell>
          <table:table-cell table:style-name="ce6" office:value-type="float" office:value="2.283333" calcext:value-type="float">
            <text:p>2.283333</text:p>
          </table:table-cell>
          <table:table-cell office:value-type="float" office:value="0.6321206" calcext:value-type="float">
            <text:p>0.6321206</text:p>
          </table:table-cell>
          <table:table-cell office:value-type="float" office:value="0.27468015" calcext:value-type="float">
            <text:p>0.27468015</text:p>
          </table:table-cell>
        </table:table-row>
        <table:table-row table:style-name="ro1">
          <table:table-cell office:value-type="string" calcext:value-type="string">
            <text:p>1 100</text:p>
          </table:table-cell>
          <table:table-cell office:value-type="float" office:value="99" calcext:value-type="float">
            <text:p>99</text:p>
          </table:table-cell>
          <table:table-cell office:value-type="float" office:value="5098.5" calcext:value-type="float">
            <text:p>5098.5</text:p>
          </table:table-cell>
          <table:table-cell office:value-type="float" office:value="338431.5" calcext:value-type="float">
            <text:p>338431.5</text:p>
          </table:table-cell>
          <table:table-cell table:style-name="ce10" office:value-type="string" calcext:value-type="string">
            <text:p>2.533843×10^7</text:p>
          </table:table-cell>
          <table:table-cell table:style-name="ce10" office:value-type="string" calcext:value-type="string">
            <text:p>2.025338×10^9</text:p>
          </table:table-cell>
          <table:table-cell office:value-type="float" office:value="0.3678794" calcext:value-type="float">
            <text:p>0.3678794</text:p>
          </table:table-cell>
          <table:table-cell office:value-type="float" office:value="0.039079113" calcext:value-type="float">
            <text:p>0.039079113</text:p>
          </table:table-cell>
        </table:table-row>
        <table:table-row table:style-name="ro1">
          <table:table-cell office:value-type="string" calcext:value-type="string">
            <text:p>-1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66667" calcext:value-type="float">
            <text:p>2.666667</text:p>
          </table:table-cell>
          <table:table-cell table:style-name="ce6" office:value-type="float" office:value="2.666667" calcext:value-type="float">
            <text:p>2.666667</text:p>
          </table:table-cell>
          <table:table-cell table:style-name="ce6" office:value-type="float" office:value="3.066667" calcext:value-type="float">
            <text:p>3.066667</text:p>
          </table:table-cell>
          <table:table-cell office:value-type="float" office:value="2.350402" calcext:value-type="float">
            <text:p>2.350402</text:p>
          </table:table-cell>
          <table:table-cell office:value-type="float" office:value="0.54936031" calcext:value-type="float">
            <text:p>0.54936031</text:p>
          </table:table-cell>
        </table:table-row>
        <table:table-row table:style-name="ro1">
          <table:table-cell office:value-type="string" calcext:value-type="string">
            <text:p>1 1e100</text:p>
          </table:table-cell>
          <table:table-cell table:style-name="ce10" office:value-type="string" calcext:value-type="string">
            <text:p>10^100</text:p>
          </table:table-cell>
          <table:table-cell table:style-name="ce10" office:value-type="string" calcext:value-type="string">
            <text:p>5*10^199</text:p>
          </table:table-cell>
          <table:table-cell office:value-type="string" calcext:value-type="string">
            <text:p>3.333333×10^299</text:p>
          </table:table-cell>
          <table:table-cell table:style-name="ce6" table:number-columns-repeated="2"/>
          <table:table-cell/>
          <table:table-cell office:value-type="float" office:value="0.03947911" calcext:value-type="float">
            <text:p>0.03947911</text:p>
          </table:table-cell>
        </table:table-row>
        <table:table-row table:style-name="ro1">
          <table:table-cell office:value-type="string" calcext:value-type="string">
            <text:p>-3.5 3.1</text:p>
          </table:table-cell>
          <table:table-cell office:value-type="float" office:value="6.6" calcext:value-type="float">
            <text:p>6.6</text:p>
          </table:table-cell>
          <table:table-cell office:value-type="float" office:value="5.28" calcext:value-type="float">
            <text:p>5.28</text:p>
          </table:table-cell>
          <table:table-cell office:value-type="float" office:value="29.502" calcext:value-type="float">
            <text:p>29.502</text:p>
          </table:table-cell>
          <table:table-cell table:style-name="ce6" office:value-type="float" office:value="15.0744" calcext:value-type="float">
            <text:p>15.0744</text:p>
          </table:table-cell>
          <table:table-cell table:style-name="ce6" office:value-type="float" office:value="177.3765" calcext:value-type="float">
            <text:p>177.3765</text:p>
          </table:table-cell>
          <table:table-cell office:value-type="float" office:value="33.0704" calcext:value-type="float">
            <text:p>33.0704</text:p>
          </table:table-cell>
          <table:table-cell office:value-type="float" office:value="0.60401701" calcext:value-type="float">
            <text:p>0.60401701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0.36787944" calcext:value-type="float">
            <text:p>0.36787944</text:p>
          </table:table-cell>
          <table:table-cell table:style-name="ce4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2.7182818" calcext:value-type="float">
            <text:p>2.7182818</text:p>
          </table:table-cell>
          <table:table-cell table:style-name="ce4" office:value-type="float" office:value="0.58883942" calcext:value-type="float">
            <text:p>0.58883942</text:p>
          </table:table-cell>
        </table:table-row>
        <table:table-row table:style-name="ro1">
          <table:table-cell office:value-type="string" calcext:value-type="string">
            <text:p>"-2 -1”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1.833333" calcext:value-type="float">
            <text:p>1.833333</text:p>
          </table:table-cell>
          <table:table-cell table:style-name="ce6" office:value-type="float" office:value="-1.916667" calcext:value-type="float">
            <text:p>-1.916667</text:p>
          </table:table-cell>
          <table:table-cell table:style-name="ce6" office:value-type="float" office:value="4.283333" calcext:value-type="float">
            <text:p>4.283333</text:p>
          </table:table-cell>
          <table:table-cell office:value-type="float" office:value="4.670774" calcext:value-type="float">
            <text:p>4.670774</text:p>
          </table:table-cell>
          <table:table-cell office:value-type="float" office:value="0.019545381" calcext:value-type="float">
            <text:p>0.019545381</text:p>
          </table:table-cell>
        </table:table-row>
        <table:table-row table:style-name="ro1">
          <table:table-cell table:style-name="ce2" office:value-type="string" calcext:value-type="string">
            <text:p>1 1e10</text:p>
          </table:table-cell>
          <table:table-cell table:number-columns-repeated="3"/>
          <table:table-cell table:style-name="ce10" office:value-type="string" calcext:value-type="string">
            <text:p>2.500000×10^39</text:p>
          </table:table-cell>
          <table:table-cell table:style-name="ce10" office:value-type="string" calcext:value-type="string">
            <text:p>2.000000×10^49</text:p>
          </table:table-cell>
          <table:table-cell/>
          <table:table-cell office:value-type="float" office:value="0.039479112" calcext:value-type="float">
            <text:p>0.03947911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ask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x</text:p>
          </table:table-cell>
          <table:table-cell table:style-name="ce1" office:value-type="string" calcext:value-type="string">
            <text:p>1+x+x^2</text:p>
          </table:table-cell>
          <table:table-cell table:style-name="ce1" office:value-type="string" calcext:value-type="string">
            <text:p>1+x+x^2+x^3</text:p>
          </table:table-cell>
          <table:table-cell table:style-name="ce1" office:value-type="string" calcext:value-type="string">
            <text:p>1+x+x^2+x^3+x^4</text:p>
          </table:table-cell>
          <table:table-cell table:style-name="ce1" office:value-type="string" calcext:value-type="string">
            <text:p>e^{-x}</text:p>
          </table:table-cell>
          <table:table-cell table:style-name="ce1" office:value-type="string" calcext:value-type="string">
            <text:p>1/(25x^2+1)</text:p>
          </table:table-cell>
        </table:table-row>
        <table:table-row table:style-name="ro1">
          <table:table-cell office:value-type="string" calcext:value-type="string">
            <text:p>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0.36787944" calcext:value-type="float">
            <text:p>0.36787944</text:p>
          </table:table-cell>
          <table:table-cell table:style-name="ce4" office:value-type="float" office:value="0.039479112" calcext:value-type="float">
            <text:p>0.039479112</text:p>
          </table:table-cell>
        </table:table-row>
        <table:table-row table:style-name="ro1">
          <table:table-cell office:value-type="string" calcext:value-type="string">
            <text:p>0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141593" calcext:value-type="float">
            <text:p>0.3141593</text:p>
          </table:table-cell>
        </table:table-row>
        <table:table-row table:style-name="ro1">
          <table:table-cell office:value-type="string" calcext:value-type="string">
            <text:p>-1 inf</text:p>
          </table:table-cell>
          <table:table-cell table:number-columns-repeated="3" table:style-name="ce4" office:value-type="string" calcext:value-type="string">
            <text:p>inf</text:p>
          </table:table-cell>
          <table:table-cell table:number-columns-repeated="2" office:value-type="string" calcext:value-type="string">
            <text:p>inf</text:p>
          </table:table-cell>
          <table:table-cell table:style-name="ce4" office:value-type="float" office:value="2.7182818" calcext:value-type="float">
            <text:p>2.7182818</text:p>
          </table:table-cell>
          <table:table-cell table:style-name="ce4" office:value-type="float" office:value="0.58883942" calcext:value-type="float">
            <text:p>0.58883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9:09:15.419016507</meta:creation-date>
    <dc:date>2024-04-28T17:50:28.261110941</dc:date>
    <meta:editing-duration>PT32M51S</meta:editing-duration>
    <meta:editing-cycles>7</meta:editing-cycles>
    <meta:generator>LibreOffice/7.3.7.2$Linux_X86_64 LibreOffice_project/30$Build-2</meta:generator>
    <meta:document-statistic meta:table-count="9" meta:cell-count="1190" meta:object-count="0"/>
  </office:meta>
</office:document-meta>
</file>